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05cm" fo:min-width="3.218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1.163cm" fo:min-width="1.522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64cm" fo:min-width="0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61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79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71cm" fo:min-width="0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81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93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41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ans1" fo:font-size="15.8999996185303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ans1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lucidatypewriter" fo:font-size="13.3000001907349pt" fo:font-weight="normal" style:font-name-asian="lucidatypewriter" style:font-size-asian="10pt" style:font-weight-asian="normal" style:font-name-complex="lucidatypewriter" style:font-size-complex="10pt" style:font-weight-complex="normal"/>
    </style:style>
    <style:style style:name="P6" style:family="paragraph">
      <loext:graphic-properties draw:fill="none"/>
      <style:paragraph-properties fo:text-align="center" style:text-autospace="none"/>
      <style:text-properties fo:color="#0000ff" style:font-name="Liberation Sans1" fo:font-size="10pt" fo:text-shadow="none" style:text-underline-style="none" fo:font-weight="normal" style:font-name-asian="lucidatypewriter" style:font-size-asian="10pt" style:font-weight-asian="normal" style:font-name-complex="lucidatypewriter" style:font-size-complex="10pt" style:font-weight-complex="normal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lucidatypewriter" fo:font-size="13.3000001907349pt" style:font-name-asian="lucidatypewriter" style:font-size-asian="10pt" style:font-name-complex="lucidatypewriter" style:font-size-complex="10pt"/>
    </style:style>
    <style:style style:name="P8" style:family="paragraph">
      <loext:graphic-properties draw:fill="none"/>
      <style:paragraph-properties fo:text-align="center"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9" style:family="paragraph">
      <loext:graphic-properties draw:fill="none"/>
      <style:paragraph-properties fo:text-align="center" style:text-autospace="none"/>
      <style:text-properties fo:color="#0000ff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228b22" style:font-name="lucidatypewriter" fo:font-size="13.3000001907349pt" style:font-name-asian="lucidatypewriter" style:font-size-asian="10pt" style:font-name-complex="lucidatypewriter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fo:text-align="center"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14" style:family="paragraph">
      <loext:graphic-properties draw:fill="none" draw:fill-color="#ffffff"/>
      <style:paragraph-properties fo:text-align="center"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15" style:family="paragraph">
      <loext:graphic-properties draw:fill="none"/>
      <style:paragraph-properties fo:text-align="center" style:text-autospace="none"/>
    </style:style>
    <style:style style:name="T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ans1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lucidatypewriter" style:font-size-asian="12pt" style:font-style-asian="normal" style:font-weight-asian="normal" style:font-name-complex="lucidatypewriter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0000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lucidatypewriter" style:font-size-asian="12pt" style:font-style-asian="normal" style:font-weight-asian="bold" style:font-name-complex="lucidatypewriter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1" fo:font-size="10pt" fo:font-style="italic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ff" style:text-outline="false" style:text-line-through-style="none" style:text-line-through-type="none" style:font-name="lucidatypewriter" fo:font-size="10pt" fo:font-style="normal" fo:text-shadow="none" style:text-underline-style="none" fo:font-weight="normal" style:letter-kerning="true" style:font-name-asian="lucidatypewriter" style:font-size-asian="10pt" style:font-style-asian="normal" style:font-weight-asian="normal" style:font-name-complex="lucidatypewriter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1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18cm" svg:height="2.355cm" svg:x="0.33cm" svg:y="-0.009cm">
          <text:p text:style-name="P1"><text:span text:style-name="T1">LSQML</text:span></text:p>
          <text:p text:style-name="P1"><text:span text:style-name="T2">Main function</text:span></text:p>
          <text:p text:style-name="P1"><text:span text:style-name="T3">+engines/+GPU/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22cm" svg:height="11.413cm" draw:transform="rotate (1.5707963267949) translate (0.136cm 5.036cm)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1" draw:id="id1" draw:layer="layout" svg:width="3.74cm" svg:height="1.514cm" svg:x="1.279cm" svg:y="2.94cm">
          <draw:text-box>
            <text:p text:style-name="P4"><text:span text:style-name="T4">Get list of positions </text:span><text:span text:style-name="T4">solved in current </text:span><text:span text:style-name="T4">subiteration </text:span></text:p>
          </draw:text-box>
        </draw:frame>
        <draw:connector draw:style-name="gr4" draw:text-style-name="P6" draw:layer="layout" draw:type="line" svg:x1="3.864cm" svg:y1="2.207cm" svg:x2="3.149cm" svg:y2="2.94cm" draw:end-shape="id1" draw:end-glue-point="0" svg:d="M3864 2207l-715 733" svg:viewBox="0 0 716 734">
          <text:p/>
        </draw:connector>
        <draw:frame draw:style-name="gr5" draw:text-style-name="P7" xml:id="id2" draw:id="id2" draw:layer="layout" svg:width="4.865cm" svg:height="1.811cm" svg:x="0.726cm" svg:y="5.169cm">
          <draw:text-box>
            <text:p text:style-name="P4"><text:span text:style-name="T5">get_forward_model</text:span></text:p>
            <text:p text:style-name="P4"><text:span text:style-name="T4">calculate the exit </text:span><text:span text:style-name="T4">wave from object </text:span><text:span text:style-name="T4">and probe</text:span></text:p>
            <text:p text:style-name="P1"><text:span text:style-name="T6">+engines/+GPU/</text:span><text:span text:style-name="T6">+LSQML/</text:span></text:p>
          </draw:text-box>
        </draw:frame>
        <draw:frame draw:style-name="gr6" draw:text-style-name="P7" xml:id="id3" draw:id="id3" draw:layer="layout" svg:width="4.78cm" svg:height="1.524cm" svg:x="8.158cm" svg:y="1.889cm">
          <draw:text-box>
            <text:p text:style-name="P4"><text:span text:style-name="T5">get_variable_probe</text:span></text:p>
            <text:p text:style-name="P4"><text:span text:style-name="T4">calculate variable probe</text:span></text:p>
            <text:p text:style-name="P1"><text:span text:style-name="T6">+engines/+GPU/+LSQML/</text:span></text:p>
          </draw:text-box>
        </draw:frame>
        <draw:connector draw:style-name="gr7" draw:text-style-name="P8" draw:layer="layout" draw:type="line" svg:x1="5.591cm" svg:y1="6.074cm" svg:x2="8.158cm" svg:y2="2.651cm" draw:start-shape="id2" draw:start-glue-point="1" draw:end-shape="id3" draw:end-glue-point="3" svg:d="M5591 6074l2567-3423" svg:viewBox="0 0 2568 3424">
          <text:p text:style-name="P4"><text:span text:style-name="T7">par.variable_probe or </text:span></text:p>
          <text:p text:style-name="P4"><text:span text:style-name="T7">par.variable_intensity</text:span></text:p>
        </draw:connector>
        <draw:frame draw:style-name="gr6" draw:text-style-name="P7" xml:id="id4" draw:id="id4" draw:layer="layout" svg:width="4.588cm" svg:height="1.524cm" svg:x="16.802cm" svg:y="2.016cm">
          <draw:text-box>
            <text:p text:style-name="P4"><text:span text:style-name="T5">apply_subpx_shift</text:span></text:p>
            <text:p text:style-name="P4"><text:span text:style-name="T4">subpixel probe shifting</text:span></text:p>
            <text:p text:style-name="P1"><text:span text:style-name="T6">+engines/+GPU/+shared/</text:span></text:p>
          </draw:text-box>
        </draw:frame>
        <draw:connector draw:style-name="gr7" draw:text-style-name="P9" draw:layer="layout" draw:type="line" svg:x1="12.938cm" svg:y1="2.651cm" svg:x2="16.802cm" svg:y2="2.778cm" draw:start-shape="id3" draw:start-glue-point="1" draw:end-shape="id4" draw:end-glue-point="3" svg:d="M12938 2651l3864 127" svg:viewBox="0 0 3865 128">
          <text:p text:style-name="P4"><text:span text:style-name="T7">par.apply_subpix_shift or</text:span></text:p>
          <text:p text:style-name="P4"><text:span text:style-name="T7">is_used(par,'fly_scan')</text:span></text:p>
        </draw:connector>
        <draw:frame draw:style-name="gr8" draw:text-style-name="P10" xml:id="id5" draw:id="id5" draw:layer="layout" svg:width="5.58cm" svg:height="1.829cm" svg:x="15.859cm" svg:y="4.632cm">
          <draw:text-box>
            <text:p text:style-name="P4"><text:span text:style-name="T5">get_views</text:span></text:p>
            <text:p text:style-name="P4"><text:span text:style-name="T4">Extract object view for provided positions</text:span></text:p>
            <text:p text:style-name="P1"><text:span text:style-name="T6">+engines/+GPU/+shared/</text:span></text:p>
          </draw:text-box>
        </draw:frame>
        <draw:frame draw:style-name="gr8" draw:text-style-name="P10" xml:id="id6" draw:id="id6" draw:layer="layout" svg:width="4.699cm" svg:height="1.829cm" svg:x="10.271cm" svg:y="4.632cm">
          <draw:text-box>
            <text:p text:style-name="P4"><text:span text:style-name="T5">fwd_fourier_proj</text:span></text:p>
            <text:p text:style-name="P4"><text:span text:style-name="T4">forward propagate to the detector plane</text:span></text:p>
            <text:p text:style-name="P1"><text:span text:style-name="T6">+engines/+GPU/+shared/</text:span></text:p>
          </draw:text-box>
        </draw:frame>
        <draw:connector draw:style-name="gr4" draw:text-style-name="P11" draw:layer="layout" draw:type="line" svg:x1="15.859cm" svg:y1="5.546cm" svg:x2="14.97cm" svg:y2="5.546cm" draw:start-shape="id5" draw:start-glue-point="3" draw:end-shape="id6" svg:d="M15859 5546h-889" svg:viewBox="0 0 890 1">
          <text:p/>
        </draw:connector>
        <draw:frame draw:style-name="gr9" draw:text-style-name="P7" xml:id="id7" draw:id="id7" draw:layer="layout" svg:width="5.171cm" svg:height="1.421cm" svg:x="0.619cm" svg:y="7.562cm">
          <draw:text-box>
            <text:p text:style-name="P4"><text:span text:style-name="T5">get_modulus</text:span></text:p>
            <text:p text:style-name="P4"><text:span text:style-name="T4">load data for current positions</text:span></text:p>
            <text:p text:style-name="P1"><text:span text:style-name="T6">+engines/+GPU/+shared/</text:span></text:p>
          </draw:text-box>
        </draw:frame>
        <draw:frame draw:style-name="gr5" draw:text-style-name="P7" xml:id="id8" draw:id="id8" draw:layer="layout" svg:width="6.604cm" svg:height="1.811cm" svg:x="0.138cm" svg:y="11.395cm">
          <draw:text-box>
            <text:p text:style-name="P4"><text:span text:style-name="T5">get_reciprocal_model</text:span></text:p>
            <text:p text:style-name="P4"><text:span text:style-name="T4">get estimate of the measured intensity from current exit wave</text:span></text:p>
            <text:p text:style-name="P1"><text:span text:style-name="T6">+engines/+GPU/private/</text:span></text:p>
          </draw:text-box>
        </draw:frame>
        <draw:connector draw:style-name="gr4" draw:text-style-name="P11" draw:layer="layout" draw:type="line" svg:x1="19.096cm" svg:y1="3.54cm" svg:x2="18.649cm" svg:y2="4.632cm" draw:start-shape="id4" draw:start-glue-point="2" draw:end-shape="id5" svg:d="M19096 3540l-447 1092" svg:viewBox="0 0 448 1093">
          <text:p/>
        </draw:connector>
        <draw:connector draw:style-name="gr4" draw:text-style-name="P11" draw:layer="layout" draw:type="line" svg:x1="3.149cm" svg:y1="4.454cm" svg:x2="3.158cm" svg:y2="5.169cm" draw:start-shape="id1" draw:start-glue-point="2" draw:end-shape="id2" draw:end-glue-point="0" svg:d="M3149 4454l9 715" svg:viewBox="0 0 10 716">
          <text:p/>
        </draw:connector>
        <draw:connector draw:style-name="gr4" draw:text-style-name="P11" draw:layer="layout" draw:type="line" svg:x1="3.158cm" svg:y1="6.98cm" svg:x2="3.204cm" svg:y2="7.562cm" draw:start-shape="id2" draw:start-glue-point="2" draw:end-shape="id7" svg:d="M3158 6980l46 582" svg:viewBox="0 0 47 583">
          <text:p/>
        </draw:connector>
        <draw:frame draw:style-name="gr10" draw:text-style-name="P10" xml:id="id9" draw:id="id9" draw:layer="layout" svg:width="8.858cm" svg:height="1.031cm" svg:x="10.811cm" svg:y="9.128cm">
          <draw:text-box>
            <text:p text:style-name="P4"><text:span text:style-name="T5">modulus_with_background</text:span></text:p>
            <text:p text:style-name="P1"><text:span text:style-name="T6">+engines</text:span><text:span text:style-name="T8">/+GPU/private/</text:span><text:span text:style-name="T4">modulus_with_background.m</text:span></text:p>
          </draw:text-box>
        </draw:frame>
        <draw:connector draw:style-name="gr7" draw:text-style-name="P9" draw:layer="layout" draw:type="line" svg:x1="6.742cm" svg:y1="12.3cm" svg:x2="10.811cm" svg:y2="9.643cm" draw:start-shape="id8" draw:start-glue-point="1" draw:end-shape="id9" draw:end-glue-point="3" svg:d="M6742 12300l4069-2657" svg:viewBox="0 0 4070 2658">
          <text:p text:style-name="P12"><text:span text:style-name="T7"/></text:p>
          <text:p text:style-name="P12"><text:span text:style-name="T7">~isempty(self.background)</text:span></text:p>
        </draw:connector>
        <draw:frame draw:style-name="gr11" draw:text-style-name="P7" xml:id="id10" draw:id="id10" draw:layer="layout" svg:width="9.342cm" svg:height="1.143cm" svg:x="10.708cm" svg:y="12.176cm">
          <draw:text-box>
            <text:p text:style-name="P4"><text:span text:style-name="T5">get_linear_correction_model</text:span></text:p>
            <text:p text:style-name="P1"><text:span text:style-name="T6">+engines</text:span><text:span text:style-name="T8">/+GPU/private/</text:span><text:span text:style-name="T4">modulus_with_background.m</text:span></text:p>
          </draw:text-box>
        </draw:frame>
        <draw:connector draw:style-name="gr4" draw:text-style-name="P11" draw:layer="layout" draw:type="line" svg:x1="15.24cm" svg:y1="10.159cm" svg:x2="15.379cm" svg:y2="12.176cm" draw:start-shape="id9" draw:start-glue-point="2" draw:end-shape="id10" svg:d="M15240 10159l139 2017" svg:viewBox="0 0 140 2018">
          <text:p/>
        </draw:connector>
        <draw:frame draw:style-name="gr9" draw:text-style-name="P13" xml:id="id11" draw:id="id11" draw:layer="layout" svg:width="6.731cm" svg:height="1.421cm" svg:x="0.084cm" svg:y="9.358cm">
          <draw:text-box>
            <text:p text:style-name="P4"><text:span text:style-name="T5">get_noise</text:span></text:p>
            <text:p text:style-name="P4"><text:span text:style-name="T4">load noise estimate for current positions </text:span></text:p>
            <text:p text:style-name="P1"><text:span text:style-name="T6">+engines/+GPU/+shared/</text:span></text:p>
          </draw:text-box>
        </draw:frame>
        <draw:connector draw:style-name="gr4" draw:text-style-name="P11" draw:layer="layout" draw:type="line" svg:x1="3.204cm" svg:y1="8.983cm" svg:x2="3.449cm" svg:y2="9.358cm" draw:start-shape="id7" draw:start-glue-point="2" draw:end-shape="id11" draw:end-glue-point="0" svg:d="M3204 8983l245 375" svg:viewBox="0 0 246 376">
          <text:p/>
        </draw:connector>
        <draw:connector draw:style-name="gr4" draw:text-style-name="P11" draw:layer="layout" draw:type="line" svg:x1="3.449cm" svg:y1="10.779cm" svg:x2="3.44cm" svg:y2="11.395cm" draw:start-shape="id11" draw:start-glue-point="2" draw:end-shape="id8" svg:d="M3449 10779l-9 616" svg:viewBox="0 0 10 617">
          <text:p/>
        </draw:connector>
        <draw:frame draw:style-name="gr6" draw:text-style-name="P13" xml:id="id12" draw:id="id12" draw:layer="layout" svg:width="4.318cm" svg:height="1.524cm" svg:x="1.254cm" svg:y="13.827cm">
          <draw:text-box>
            <text:p text:style-name="P4"><text:span text:style-name="T5">get_fourier_error</text:span></text:p>
            <text:p text:style-name="P4"><text:span text:style-name="T4">Calculate Fourier error</text:span></text:p>
            <text:p text:style-name="P1"><text:span text:style-name="T6">+engines/+GPU/private/</text:span></text:p>
          </draw:text-box>
        </draw:frame>
        <draw:connector draw:style-name="gr4" draw:text-style-name="P11" draw:layer="layout" draw:type="line" svg:x1="3.44cm" svg:y1="13.206cm" svg:x2="3.413cm" svg:y2="13.827cm" draw:start-shape="id8" draw:start-glue-point="2" draw:end-shape="id12" svg:d="M3440 13206l-27 621" svg:viewBox="0 0 28 622">
          <text:p/>
        </draw:connector>
        <draw:frame draw:style-name="gr9" draw:text-style-name="P13" xml:id="id13" draw:id="id13" draw:layer="layout" svg:width="6.096cm" svg:height="1.421cm" svg:x="0.365cm" svg:y="15.859cm">
          <draw:text-box>
            <text:p text:style-name="P4"><text:span text:style-name="T5">modulus_constraint</text:span></text:p>
            <text:p text:style-name="P4"><text:span text:style-name="T4">Apply (relaxed) modulus constraint</text:span></text:p>
            <text:p text:style-name="P1"><text:span text:style-name="T6">+engines/+GPU/private/</text:span></text:p>
          </draw:text-box>
        </draw:frame>
        <draw:connector draw:style-name="gr4" draw:text-style-name="P11" draw:layer="layout" draw:type="line" svg:x1="3.413cm" svg:y1="15.351cm" svg:x2="3.413cm" svg:y2="15.859cm" draw:start-shape="id12" draw:start-glue-point="2" draw:end-shape="id13" draw:end-glue-point="0" svg:d="M3413 15351v508" svg:viewBox="0 0 1 509">
          <text:p/>
        </draw:connector>
        <draw:frame draw:style-name="gr5" draw:text-style-name="P14" xml:id="id14" draw:id="id14" draw:layer="layout" svg:width="5.334cm" svg:height="1.811cm" svg:x="0.692cm" svg:y="18.145cm">
          <draw:text-box>
            <text:p text:style-name="P4"><text:span text:style-name="T5">gradient_descent_xi_solver</text:span></text:p>
            <text:p text:style-name="P4"><text:span text:style-name="T4">solve optimal update step for the Poisson noise </text:span><text:span text:style-name="T4">model </text:span></text:p>
            <text:p text:style-name="P1"><text:span text:style-name="T6">+engines/+GPU/private/</text:span></text:p>
          </draw:text-box>
        </draw:frame>
        <draw:connector draw:style-name="gr7" draw:text-style-name="P9" draw:layer="layout" draw:type="line" svg:x1="3.413cm" svg:y1="17.28cm" svg:x2="3.359cm" svg:y2="18.145cm" draw:start-shape="id13" draw:start-glue-point="2" draw:end-shape="id14" svg:d="M3413 17280l-54 865" svg:viewBox="0 0 55 866">
          <text:p text:style-name="P12"><text:span text:style-name="T7">strcmp(par.likelihood, 'poisson')</text:span></text:p>
        </draw:connector>
        <draw:frame draw:style-name="gr8" draw:text-style-name="P13" xml:id="id15" draw:id="id15" draw:layer="layout" svg:width="4.699cm" svg:height="1.829cm" svg:x="1cm" svg:y="20.431cm">
          <draw:text-box>
            <text:p text:style-name="P4"><text:span text:style-name="T5">back_fourier_proj</text:span></text:p>
            <text:p text:style-name="P4"><text:span text:style-name="T4">back propagate to the sample </text:span><text:span text:style-name="T4">plane</text:span></text:p>
            <text:p text:style-name="P1"><text:span text:style-name="T6">+engines/+GPU/+shared/</text:span></text:p>
          </draw:text-box>
        </draw:frame>
        <draw:connector draw:style-name="gr4" draw:text-style-name="P11" draw:layer="layout" draw:type="line" svg:x1="3.359cm" svg:y1="19.956cm" svg:x2="3.349cm" svg:y2="20.431cm" draw:start-shape="id14" draw:start-glue-point="2" draw:end-shape="id15" draw:end-glue-point="0" svg:d="M3359 19956l-10 475" svg:viewBox="0 0 11 476">
          <text:p/>
        </draw:connector>
        <draw:frame draw:style-name="gr8" draw:text-style-name="P13" xml:id="id16" draw:id="id16" draw:layer="layout" svg:width="4.699cm" svg:height="1.829cm" svg:x="1cm" svg:y="22.92cm">
          <draw:text-box>
            <text:p text:style-name="P4"><text:span text:style-name="T5">get_update_both</text:span></text:p>
            <text:p text:style-name="P4"><text:span text:style-name="T4">get update directions for </text:span><text:span text:style-name="T4">each scan positions </text:span></text:p>
            <text:p text:style-name="P1"><text:span text:style-name="T6">+engines/</text:span><text:span text:style-name="T6">+GPU/LSQML.m</text:span></text:p>
          </draw:text-box>
        </draw:frame>
        <draw:connector draw:style-name="gr4" draw:text-style-name="P11" draw:layer="layout" draw:type="line" svg:x1="3.349cm" svg:y1="22.26cm" svg:x2="3.349cm" svg:y2="22.92cm" draw:start-shape="id15" draw:start-glue-point="2" draw:end-shape="id16" draw:end-glue-point="0" svg:d="M3349 22260v660" svg:viewBox="0 0 1 661">
          <text:p/>
        </draw:connector>
        <draw:frame draw:style-name="gr8" draw:text-style-name="P13" xml:id="id17" draw:id="id17" draw:layer="layout" svg:width="6.223cm" svg:height="1.829cm" svg:x="0.238cm" svg:y="25.36cm">
          <draw:text-box>
            <text:p text:style-name="P4"><text:span text:style-name="T5">refine_probe_update</text:span></text:p>
            <text:p text:style-name="P1"><text:span text:style-name="T4">improved update </text:span><text:span text:style-name="T4">direction, also updates </text:span><text:span text:style-name="T4">the variable probe </text:span><text:span text:style-name="T4">estimate <text:s/></text:span></text:p>
            <text:p text:style-name="P1"><text:span text:style-name="T6">+engines/+GPU/</text:span><text:span text:style-name="T6">+LSQML/</text:span></text:p>
          </draw:text-box>
        </draw:frame>
        <draw:connector draw:style-name="gr4" draw:text-style-name="P11" draw:layer="layout" draw:type="line" svg:x1="3.349cm" svg:y1="24.749cm" svg:x2="3.349cm" svg:y2="25.36cm" draw:start-shape="id16" draw:start-glue-point="2" draw:end-shape="id17" draw:end-glue-point="0" svg:d="M3349 24749v611" svg:viewBox="0 0 1 612">
          <text:p/>
        </draw:connector>
        <draw:frame draw:style-name="gr6" draw:text-style-name="P7" xml:id="id18" draw:id="id18" draw:layer="layout" svg:width="4.588cm" svg:height="1.524cm" svg:x="9.382cm" svg:y="21.955cm">
          <draw:text-box>
            <text:p text:style-name="P4"><text:span text:style-name="T5">apply_subpx_shift</text:span></text:p>
            <text:p text:style-name="P4"><text:span text:style-name="T4">subpixel probe shifting</text:span></text:p>
            <text:p text:style-name="P1"><text:span text:style-name="T6">+engines/+GPU/+shared/</text:span></text:p>
          </draw:text-box>
        </draw:frame>
        <draw:connector draw:style-name="gr7" draw:text-style-name="P9" draw:layer="layout" draw:type="line" svg:x1="6.461cm" svg:y1="26.274cm" svg:x2="9.382cm" svg:y2="22.717cm" draw:start-shape="id17" draw:start-glue-point="1" draw:end-shape="id18" draw:end-glue-point="3" svg:d="M6461 26274l2921-3557" svg:viewBox="0 0 2922 3558">
          <text:p text:style-name="P12"><text:span text:style-name="T7">par.apply_subpix_shift</text:span></text:p>
        </draw:connector>
        <draw:frame draw:style-name="gr12" draw:text-style-name="P13" xml:id="id19" draw:id="id19" draw:layer="layout" svg:width="4.588cm" svg:height="2.591cm" svg:x="16.605cm" svg:y="25.13cm">
          <draw:text-box>
            <text:p text:style-name="P4"><text:span text:style-name="T5">update_variable_probe</text:span></text:p>
            <text:p text:style-name="P4"><text:span text:style-name="T4">approximation of the </text:span><text:span text:style-name="T4">OPRP method to get </text:span><text:span text:style-name="T4">only the first orthogonal </text:span><text:span text:style-name="T4">vector describing the </text:span><text:span text:style-name="T4">probe </text:span></text:p>
            <text:p text:style-name="P1"><text:span text:style-name="T6">+engines/+GPU/</text:span><text:span text:style-name="T6">+LSQML/</text:span></text:p>
          </draw:text-box>
        </draw:frame>
        <draw:connector draw:style-name="gr7" draw:text-style-name="P15" draw:layer="layout" draw:type="line" svg:x1="13.97cm" svg:y1="22.717cm" svg:x2="16.605cm" svg:y2="26.425cm" draw:start-shape="id18" draw:start-glue-point="1" draw:end-shape="id19" draw:end-glue-point="3" svg:d="M13970 22717l2635 3708" svg:viewBox="0 0 2636 3709">
          <text:p text:style-name="P4"><text:span text:style-name="T7">par.variable_probe or </text:span></text:p>
          <text:p text:style-name="P4"><text:span text:style-name="T7">par.variable_intensity</text:span></text:p>
        </draw:connector>
        <draw:connector draw:style-name="gr13" draw:text-style-name="P11" draw:layer="layout" draw:type="line" svg:x1="3.349cm" svg:y1="27.189cm" svg:x2="3.365cm" svg:y2="27.974cm" draw:start-shape="id17" draw:start-glue-point="2" svg:d="M3349 27189l16 785" svg:viewBox="0 0 17 7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6T13:38:41.023777472</meta:creation-date>
    <dc:date>2020-06-01T00:33:19.069354777</dc:date>
    <meta:editing-duration>P1DT2H51M27S</meta:editing-duration>
    <meta:editing-cycles>38</meta:editing-cycles>
    <meta:generator>LibreOffice/5.3.6.1$Linux_X86_64 LibreOffice_project/30$Build-1</meta:generator>
    <meta:document-statistic meta:object-count="41"/>
  </office:meta>
</office:document-meta>
</file>